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Corpo_20_de_20_texto_20_2">
      <style:paragraph-properties fo:margin-top="0cm" fo:margin-bottom="0cm" loext:contextual-spacing="false" fo:line-height="150%" fo:text-align="center" style:justify-single-word="false"/>
      <style:text-properties style:font-name="Arial" fo:font-size="12pt" officeooo:rsid="000ef27f" officeooo:paragraph-rsid="000ef27f" style:font-size-asian="12pt" style:font-name-complex="Arial" style:font-size-complex="12pt"/>
    </style:style>
    <style:style style:name="P3" style:family="paragraph" style:parent-style-name="Corpo_20_de_20_texto_20_2">
      <style:paragraph-properties fo:margin-top="0cm" fo:margin-bottom="0cm" loext:contextual-spacing="false"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4" style:family="paragraph" style:parent-style-name="Corpo_20_de_20_texto_20_2">
      <style:paragraph-properties fo:margin-top="0cm" fo:margin-bottom="0cm" loext:contextual-spacing="false"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5" style:family="paragraph" style:parent-style-name="Corpo_20_de_20_texto_20_2">
      <style:paragraph-properties fo:margin-top="0cm" fo:margin-bottom="0cm" loext:contextual-spacing="false" fo:text-align="center" style:justify-single-word="false"/>
      <style:text-properties style:font-name="Arial" officeooo:paragraph-rsid="000ef27f" style:font-name-complex="Arial"/>
    </style:style>
    <style:style style:name="P6" style:family="paragraph" style:parent-style-name="Corpo_20_de_20_texto_20_2">
      <style:paragraph-properties fo:margin-top="0cm" fo:margin-bottom="0cm" loext:contextual-spacing="false" fo:line-height="150%" fo:text-align="center" style:justify-single-word="fals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7" style:family="paragraph" style:parent-style-name="Corpo_20_de_20_texto_20_2">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8"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8dd55" style:font-size-asian="12pt" style:font-weight-asian="bold" style:font-name-complex="Arial" style:font-size-complex="12pt" style:font-weight-complex="bold"/>
    </style:style>
    <style:style style:name="P9"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58a34" style:font-size-asian="12pt" style:font-weight-asian="bold" style:font-name-complex="Arial" style:font-size-complex="12pt" style:font-weight-complex="bold"/>
    </style:style>
    <style:style style:name="P10"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61721" officeooo:paragraph-rsid="00561721" style:font-size-asian="12pt" style:font-weight-asian="bold" style:font-name-complex="Arial" style:font-size-complex="12pt" style:font-weight-complex="bold"/>
    </style:style>
    <style:style style:name="P11"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normal" style:font-size-asian="12pt" style:font-weight-asian="normal" style:font-name-complex="Arial" style:font-size-complex="12pt"/>
    </style:style>
    <style:style style:name="P12"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normal" officeooo:rsid="001ede43" style:font-size-asian="12pt" style:font-weight-asian="normal" style:font-name-complex="Arial" style:font-size-complex="12pt"/>
    </style:style>
    <style:style style:name="P13" style:family="paragraph" style:parent-style-name="Corpo_20_de_20_texto_20_2">
      <style:paragraph-properties fo:margin-top="0cm" fo:margin-bottom="0cm" loext:contextual-spacing="false"/>
      <style:text-properties fo:font-variant="normal" fo:text-transform="none" style:font-name="ARIAL" fo:font-size="12pt" fo:font-weight="normal" officeooo:rsid="001ede43" style:font-size-asian="12pt" style:font-weight-asian="normal" style:font-name-complex="Arial" style:font-size-complex="12pt" style:font-weight-complex="normal"/>
    </style:style>
    <style:style style:name="P14" style:family="paragraph" style:parent-style-name="Corpo_20_de_20_texto_20_2">
      <style:paragraph-properties fo:margin-top="0cm" fo:margin-bottom="0cm" loext:contextual-spacing="false" fo:line-height="100%" fo:text-align="center" style:justify-single-word="false"/>
      <style:text-properties fo:font-variant="normal" fo:text-transform="none" fo:color="#000000" style:font-name="Arial1" fo:font-size="12pt" fo:letter-spacing="normal" fo:font-style="normal" fo:font-weight="bold" officeooo:rsid="001782ef" officeooo:paragraph-rsid="001782ef" style:font-size-asian="12pt" style:font-weight-asian="bold" style:font-size-complex="12pt" style:font-weight-complex="bold"/>
    </style:style>
    <style:style style:name="P15" style:family="paragraph" style:parent-style-name="Corpo_20_de_20_texto_20_2">
      <style:paragraph-properties fo:margin-top="0cm" fo:margin-bottom="0cm" loext:contextual-spacing="false" fo:line-height="100%" fo:text-align="center" style:justify-single-word="false"/>
      <style:text-properties fo:font-variant="normal" fo:text-transform="none" fo:color="#000000" style:font-name="Arial1" fo:font-size="12pt" fo:font-weight="normal" officeooo:rsid="001dd582" officeooo:paragraph-rsid="001782ef" fo:background-color="transparent" style:font-size-asian="12pt" style:font-weight-asian="normal" style:font-name-complex="Arial" style:font-size-complex="12pt" style:font-weight-complex="normal"/>
    </style:style>
    <style:style style:name="P16"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1dd582" fo:background-color="transparent" style:font-size-asian="12pt" style:font-weight-asian="normal" style:font-name-complex="Arial" style:font-size-complex="12pt" style:font-weight-complex="normal"/>
    </style:style>
    <style:style style:name="P17"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5bd178" fo:background-color="transparent" style:font-size-asian="12pt" style:font-weight-asian="normal" style:font-name-complex="Arial" style:font-size-complex="12pt" style:font-weight-complex="normal"/>
    </style:style>
    <style:style style:name="P18"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610125" fo:background-color="transparent" style:font-size-asian="12pt" style:font-weight-asian="normal" style:font-name-complex="Arial" style:font-size-complex="12pt" style:font-weight-complex="normal"/>
    </style:style>
    <style:style style:name="P19" style:family="paragraph" style:parent-style-name="Corpo_20_de_20_texto_20_2">
      <style:paragraph-properties fo:margin-top="0cm" fo:margin-bottom="0cm" loext:contextual-spacing="false" fo:text-align="justify" style:justify-single-word="false"/>
      <style:text-properties fo:font-variant="normal" fo:text-transform="none" style:font-name="Arial1" fo:font-size="12pt" fo:font-weight="normal" style:font-size-asian="12pt" style:font-weight-asian="normal" style:font-name-complex="Arial" style:font-size-complex="12pt"/>
    </style:style>
    <style:style style:name="P20" style:family="paragraph" style:parent-style-name="Corpo_20_de_20_texto_20_2">
      <style:paragraph-properties fo:margin-top="0cm" fo:margin-bottom="0cm" loext:contextual-spacing="false" fo:line-height="100%" fo:text-align="start" style:justify-single-word="false"/>
      <style:text-properties fo:font-variant="normal" fo:text-transform="none" style:font-name="Arial1" fo:font-size="12pt" fo:font-weight="normal" officeooo:paragraph-rsid="001782ef" style:font-size-asian="12pt" style:font-weight-asian="normal" style:font-name-complex="Arial" style:font-size-complex="12pt"/>
    </style:style>
    <style:style style:name="P21" style:family="paragraph" style:parent-style-name="Corpo_20_de_20_texto_20_2">
      <style:paragraph-properties fo:margin-top="0cm" fo:margin-bottom="0cm" loext:contextual-spacing="false" fo:line-height="100%" fo:text-align="justify" style:justify-single-word="false"/>
      <style:text-properties officeooo:paragraph-rsid="00148bb0"/>
    </style:style>
    <style:style style:name="P22" style:family="paragraph" style:parent-style-name="Corpo_20_de_20_texto_20_2">
      <style:paragraph-properties fo:margin-top="0cm" fo:margin-bottom="0cm" loext:contextual-spacing="false" fo:text-align="justify" style:justify-single-word="false"/>
      <style:text-properties officeooo:paragraph-rsid="0058dd55"/>
    </style:style>
    <style:style style:name="P23" style:family="paragraph" style:parent-style-name="Corpo_20_de_20_texto_20_2">
      <style:paragraph-properties fo:margin-top="0cm" fo:margin-bottom="0cm" loext:contextual-spacing="false"/>
      <style:text-properties style:font-name="ARIAL" fo:font-size="12pt" style:font-size-asian="12pt" style:font-name-complex="Arial" style:font-size-complex="12pt"/>
    </style:style>
    <style:style style:name="P24" style:family="paragraph" style:parent-style-name="Corpo_20_de_20_texto_20_2">
      <style:paragraph-properties fo:margin-top="0cm" fo:margin-bottom="0cm" loext:contextual-spacing="false" fo:text-align="justify" style:justify-single-word="false"/>
      <style:text-properties style:font-name="ARIAL" fo:font-size="12pt" style:font-size-asian="12pt" style:font-name-complex="Arial" style:font-size-complex="12pt"/>
    </style:style>
    <style:style style:name="P25"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font-style="normal" fo:font-weight="normal" officeooo:paragraph-rsid="00684f01"/>
    </style:style>
    <style:style style:name="P2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font-style="normal" fo:font-weight="normal" officeooo:paragraph-rsid="00136662" style:font-size-asian="12pt" style:font-size-complex="12pt"/>
    </style:style>
    <style:style style:name="P27" style:family="paragraph" style:parent-style-name="Capa">
      <style:paragraph-properties fo:margin-top="0cm" fo:margin-bottom="0cm" loext:contextual-spacing="false"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28" style:family="paragraph" style:parent-style-name="Capa">
      <style:paragraph-properties fo:margin-top="0cm" fo:margin-bottom="0cm" loext:contextual-spacing="false" fo:line-height="150%"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29" style:family="paragraph" style:parent-style-name="Capa">
      <style:paragraph-properties fo:margin-top="0cm" fo:margin-bottom="0cm" loext:contextual-spacing="false"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30" style:family="paragraph" style:parent-style-name="Autor">
      <style:paragraph-properties fo:margin-top="0cm" fo:margin-bottom="0cm" loext:contextual-spacing="false" fo:text-align="center" style:justify-single-word="false"/>
      <style:text-properties style:font-name="Arial" fo:font-size="12pt" officeooo:rsid="0010104e" officeooo:paragraph-rsid="0010104e" style:font-size-asian="12pt" style:font-name-complex="Arial" style:font-size-complex="12pt"/>
    </style:style>
    <style:style style:name="P31" style:family="paragraph" style:parent-style-name="Autor">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style>
    <style:style style:name="P32" style:family="paragraph" style:parent-style-name="Autor">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33" style:family="paragraph" style:parent-style-name="Standard">
      <style:paragraph-properties fo:margin-left="0cm" fo:margin-right="0cm" fo:margin-top="0cm" fo:margin-bottom="0cm" loext:contextual-spacing="false" fo:text-indent="0cm" style:auto-text-indent="false"/>
      <style:text-properties fo:font-weight="bold" officeooo:rsid="00525008" officeooo:paragraph-rsid="00525008" style:font-weight-asian="bold" style:font-weight-complex="bold"/>
    </style:style>
    <style:style style:name="P34"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35" style:family="paragraph" style:parent-style-name="Standard">
      <style:paragraph-properties fo:margin-left="0cm" fo:margin-right="0cm" fo:margin-top="0cm" fo:margin-bottom="0cm" loext:contextual-spacing="false" fo:text-indent="0cm" style:auto-text-indent="false"/>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6" style:family="paragraph" style:parent-style-name="Standard">
      <style:paragraph-properties fo:margin-left="0cm" fo:margin-right="0cm" fo:margin-top="0cm" fo:margin-bottom="0cm" loext:contextual-spacing="false" fo:text-indent="0cm" style:auto-text-indent="false"/>
      <style:text-properties fo:font-variant="normal" fo:text-transform="none" style:font-name="ARIAL" fo:font-size="12pt" fo:font-weight="bold" officeooo:rsid="00210626" officeooo:paragraph-rsid="00210626" style:font-size-asian="12pt" style:font-weight-asian="bold" style:font-name-complex="Arial" style:font-size-complex="12pt" style:font-weight-complex="bold"/>
    </style:style>
    <style:style style:name="P37" style:family="paragraph" style:parent-style-name="Standard">
      <style:paragraph-properties fo:margin-left="0cm" fo:margin-right="0cm" fo:margin-top="0cm" fo:margin-bottom="0cm" loext:contextual-spacing="false" fo:text-indent="0cm" style:auto-text-indent="false" fo:break-before="page"/>
      <style:text-properties style:font-name="ARIAL" fo:font-size="12pt" officeooo:paragraph-rsid="00210626" style:font-size-asian="12pt" style:font-name-complex="Arial" style:font-size-complex="12pt"/>
    </style:style>
    <style:style style:name="P38" style:family="paragraph" style:parent-style-name="Autor">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39" style:family="paragraph" style:parent-style-name="Autor">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40" style:family="paragraph" style:parent-style-name="Text_20_body" style:master-page-name="">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fo:color="#000000" style:font-name="Arial1" fo:font-style="normal" fo:font-weight="normal" officeooo:paragraph-rsid="005457fc" style:font-style-asian="normal" style:font-weight-asian="normal" style:font-style-complex="normal" style:font-weight-complex="normal"/>
    </style:style>
    <style:style style:name="P41"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2cm" style:auto-text-indent="false" fo:background-color="transparent" style:writing-mode="lr-tb"/>
      <style:text-properties style:font-name="Arial" fo:font-style="italic" officeooo:paragraph-rsid="00210626" style:font-style-asian="italic" style:font-name-complex="Arial"/>
    </style:style>
    <style:style style:name="P42"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2cm" style:auto-text-indent="false" fo:background-color="transparent" style:writing-mode="lr-tb"/>
      <style:text-properties fo:font-variant="normal" fo:text-transform="none" fo:color="#000000" style:font-name="ARIAL" fo:font-size="12pt" fo:letter-spacing="normal" fo:font-style="normal" fo:font-weight="normal" officeooo:rsid="00136662" officeooo:paragraph-rsid="00210626" style:font-size-asian="12pt" style:font-weight-asian="normal" style:font-name-complex="Arial" style:font-size-complex="12pt" style:font-weight-complex="normal"/>
    </style:style>
    <style:style style:name="P43"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fo:color="#000000" style:font-name="ARIAL" fo:font-size="12pt" fo:font-weight="normal" officeooo:rsid="00558a34" officeooo:paragraph-rsid="0058dd55" style:font-size-asian="12pt" style:font-weight-asian="normal" style:font-name-complex="Arial" style:font-size-complex="12pt" style:font-weight-complex="normal"/>
    </style:style>
    <style:style style:name="P44"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525008"/>
    </style:style>
    <style:style style:name="P45"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 fo:font-size="12pt" fo:letter-spacing="normal" fo:font-style="normal" fo:font-weight="normal" officeooo:rsid="00462904" officeooo:paragraph-rsid="00462904" style:font-size-asian="12pt" style:font-weight-asian="normal" style:font-name-complex="Arial" style:font-size-complex="12pt" style:font-weight-complex="normal"/>
    </style:style>
    <style:style style:name="P46" style:family="paragraph" style:parent-style-name="Autor">
      <loext:graphic-properties draw:fill="none"/>
      <style:paragraph-properties fo:margin-left="7.999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47" style:family="paragraph" style:parent-style-name="Autor" style:master-page-name="">
      <loext:graphic-properties draw:fill="none"/>
      <style:paragraph-properties fo:margin-left="7.9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48"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1fa743" officeooo:paragraph-rsid="00525008" style:font-size-asian="12pt" style:font-weight-asian="bold" style:font-name-complex="Arial" style:font-size-complex="12pt" style:font-weight-complex="bold"/>
    </style:style>
    <style:style style:name="P49"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525008" officeooo:paragraph-rsid="00525008" style:font-size-asian="12pt" style:font-weight-asian="bold" style:font-name-complex="Arial" style:font-size-complex="12pt" style:font-weight-complex="bold"/>
    </style:style>
    <style:style style:name="P50"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51"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fo:font-weight="normal" officeooo:rsid="00462904" officeooo:paragraph-rsid="00462904" style:font-size-asian="12pt" style:font-weight-asian="normal" style:font-name-complex="Arial" style:font-size-complex="12pt" style:font-weight-complex="normal"/>
    </style:style>
    <style:style style:name="P52"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fo:font-weight="normal" officeooo:rsid="00473ba5" officeooo:paragraph-rsid="00473ba5" style:font-size-asian="12pt" style:font-weight-asian="normal" style:font-name-complex="Arial" style:font-size-complex="12pt" style:font-weight-complex="normal"/>
    </style:style>
    <style:style style:name="P53"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fo:font-weight="normal" officeooo:rsid="004a0d4d" officeooo:paragraph-rsid="004a0d4d" style:font-size-asian="12pt" style:font-weight-asian="normal" style:font-name-complex="Arial" style:font-size-complex="12pt" style:font-weight-complex="normal"/>
    </style:style>
    <style:style style:name="P54"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officeooo:paragraph-rsid="00210626" style:font-size-asian="12pt" style:font-name-complex="Arial" style:font-size-complex="12pt"/>
    </style:style>
    <style:style style:name="P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style:font-name="Arial1" fo:font-size="12pt" fo:font-weight="normal" officeooo:paragraph-rsid="0041c863" style:font-size-asian="12pt" style:font-weight-asian="normal" style:font-name-complex="Arial" style:font-size-complex="12pt"/>
    </style:style>
    <style:style style:name="P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style:font-name="Arial1" fo:font-size="12pt" fo:font-weight="bold" officeooo:rsid="006f052a" officeooo:paragraph-rsid="006f052a" style:font-size-asian="12pt" style:font-weight-asian="bold" style:font-name-complex="Arial" style:font-size-complex="12pt" style:font-weight-complex="bold"/>
    </style:style>
    <style:style style:name="P5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variant="normal" fo:text-transform="none" style:font-name="Arial1" fo:font-size="12pt" fo:font-weight="bold" officeooo:rsid="006f052a" officeooo:paragraph-rsid="0086bc00" style:font-size-asian="12pt" style:font-weight-asian="bold" style:font-name-complex="Arial" style:font-size-complex="12pt" style:font-weight-complex="bold"/>
    </style:style>
    <style:style style:name="P58" style:family="paragraph" style:parent-style-name="Standard">
      <loext:graphic-properties draw:fill="none"/>
      <style:paragraph-properties fo:margin-left="4.001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Arial1" fo:font-size="12pt" fo:font-weight="bold" officeooo:rsid="00525008" officeooo:paragraph-rsid="00525008" style:font-size-asian="12pt" style:font-weight-asian="bold" style:font-name-complex="Arial" style:font-size-complex="12pt" style:font-weight-complex="bold"/>
    </style:style>
    <style:style style:name="P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color="#000000" style:font-name="Arial1" fo:font-size="12pt" fo:font-weight="normal" officeooo:rsid="00525008" officeooo:paragraph-rsid="0082f32e" style:font-size-asian="12pt" style:font-weight-asian="normal" style:font-name-complex="Arial" style:font-size-complex="12pt" style:font-weight-complex="normal"/>
    </style:style>
    <style:style style:name="P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style:font-name="Arial1" fo:font-size="12pt" fo:font-weight="normal" officeooo:paragraph-rsid="0041c863" style:font-size-asian="12pt" style:font-weight-asian="normal" style:font-name-complex="Arial" style:font-size-complex="12pt"/>
    </style:style>
    <style:style style:name="P61" style:family="paragraph" style:parent-style-name="Text_20_body">
      <style:paragraph-properties fo:margin-left="0cm" fo:margin-right="0cm" fo:margin-top="0cm" fo:margin-bottom="0cm" loext:contextual-spacing="false" fo:line-height="150%" fo:text-indent="0cm" style:auto-text-indent="false"/>
      <style:text-properties fo:font-variant="normal" fo:text-transform="none" fo:color="#000000" style:font-name="Arial1" fo:font-size="12pt" fo:letter-spacing="normal" fo:font-style="normal" fo:font-weight="normal" officeooo:paragraph-rsid="00525008" fo:background-color="transparent" style:font-size-asian="12pt" style:font-style-asian="normal" style:font-weight-asian="normal" style:font-size-complex="12pt" style:font-style-complex="normal" style:font-weight-complex="normal"/>
    </style:style>
    <style:style style:name="P62" style:family="paragraph" style:parent-style-name="Heading_20_1" style:master-page-name="Converter_20_2">
      <style:paragraph-properties fo:margin-left="0cm" fo:margin-right="0cm" fo:margin-top="0cm" fo:margin-bottom="0cm" loext:contextual-spacing="false" fo:text-indent="0cm" style:auto-text-indent="false" style:page-number="auto"/>
      <style:text-properties style:font-name="ARIAL" fo:font-size="12pt" officeooo:rsid="001fa743" officeooo:paragraph-rsid="001fa743" style:font-size-asian="12pt" style:font-name-complex="Arial" style:font-size-complex="12pt"/>
    </style:style>
    <style:style style:name="P63" style:family="paragraph" style:parent-style-name="Corpo_20_de_20_texto_20_2" style:master-page-name="Standard">
      <style:paragraph-properties fo:margin-top="0cm" fo:margin-bottom="0cm" loext:contextual-spacing="false" fo:line-height="150%" fo:text-align="center" style:justify-single-word="false" style:page-number="1"/>
      <style:text-properties style:font-name="Arial" fo:font-size="12pt" officeooo:rsid="000ef27f" officeooo:paragraph-rsid="000ef27f" style:font-size-asian="12pt" style:font-name-complex="Arial" style:font-size-complex="12pt"/>
    </style:style>
    <style:style style:name="P64" style:family="paragraph" style:parent-style-name="Corpo_20_de_20_texto_20_2" style:master-page-name="Converter_20_1">
      <style:paragraph-properties fo:margin-top="0cm" fo:margin-bottom="0cm" loext:contextual-spacing="false" fo:line-height="150%" fo:text-align="center" style:justify-single-word="false" style:page-number="1" fo:break-before="pag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65"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8dd55" style:font-size-asian="12pt" style:font-weight-asian="bold" style:font-name-complex="Arial" style:font-size-complex="12pt" style:font-weight-complex="bold"/>
    </style:style>
    <style:style style:name="P66"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5bd178" fo:background-color="transparent" style:font-size-asian="12pt" style:font-weight-asian="normal" style:font-name-complex="Arial" style:font-size-complex="12pt" style:font-weight-complex="normal"/>
    </style:style>
    <style:style style:name="P67"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6e7786" officeooo:paragraph-rsid="006e7786" fo:background-color="transparent" style:font-size-asian="12pt" style:font-weight-asian="normal" style:font-name-complex="Arial" style:font-size-complex="12pt" style:font-weight-complex="normal"/>
    </style:style>
    <style:style style:name="P68" style:family="paragraph" style:parent-style-name="Corpo_20_de_20_texto_20_2" style:master-page-name="">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style:page-number="auto" fo:background-color="transparent" style:vertical-align="baseline" style:snap-to-layout-grid="false" style:writing-mode="lr-tb"/>
      <style:text-properties fo:font-variant="normal" fo:text-transform="none" style:font-name="ARIAL" fo:font-size="12pt" fo:font-weight="normal" officeooo:rsid="00558a34" officeooo:paragraph-rsid="00558a34" style:font-size-asian="12pt" style:font-weight-asian="normal" style:font-name-complex="Arial" style:font-size-complex="12pt" style:font-weight-complex="normal"/>
    </style:style>
    <style:style style:name="P69"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style:font-name="ARIAL" fo:font-size="12pt" fo:font-weight="normal" officeooo:rsid="00558a34" officeooo:paragraph-rsid="00558a34" style:font-size-asian="12pt" style:font-weight-asian="normal" style:font-name-complex="Arial" style:font-size-complex="12pt" style:font-weight-complex="normal"/>
    </style:style>
    <style:style style:name="P70"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style:font-name="ARIAL" fo:font-size="12pt" fo:font-weight="normal" officeooo:rsid="00558a34" officeooo:paragraph-rsid="0086bc00" style:font-size-asian="12pt" style:font-weight-asian="normal" style:font-name-complex="Arial" style:font-size-complex="12pt" style:font-weight-complex="normal"/>
    </style:style>
    <style:style style:name="T1" style:family="text">
      <style:text-properties fo:font-variant="normal" fo:text-transform="none"/>
    </style:style>
    <style:style style:name="T2" style:family="text">
      <style:text-properties fo:font-variant="normal" fo:text-transform="none" style:font-name="Arial1" fo:font-size="12pt" fo:font-weight="bold" officeooo:rsid="00148bb0" style:font-size-asian="12pt" style:font-weight-asian="bold" style:font-name-complex="Arial" style:font-size-complex="12pt" style:font-weight-complex="bold"/>
    </style:style>
    <style:style style:name="T3" style:family="text">
      <style:text-properties fo:font-variant="normal" fo:text-transform="none" fo:color="#000000" style:font-name="Arial1" fo:font-size="12pt" fo:letter-spacing="normal" fo:font-style="normal" fo:font-weight="normal" officeooo:rsid="0022a2c7" style:font-size-asian="12pt" style:font-weight-asian="bold" style:font-name-complex="Arial" style:font-size-complex="12pt" style:font-weight-complex="bold"/>
    </style:style>
    <style:style style:name="T4" style:family="text">
      <style:text-properties fo:font-variant="normal" fo:text-transform="none" fo:color="#000000" style:font-name="Arial1" fo:font-size="12pt" fo:letter-spacing="normal" fo:font-style="normal" fo:font-weight="normal" officeooo:rsid="0024835f" style:font-size-asian="12pt" style:font-weight-asian="bold" style:font-name-complex="Arial" style:font-size-complex="12pt" style:font-weight-complex="bold"/>
    </style:style>
    <style:style style:name="T5" style:family="text">
      <style:text-properties fo:font-variant="normal" fo:text-transform="none" fo:color="#000000" style:font-name="Arial1" fo:font-size="12pt" fo:letter-spacing="normal" fo:font-style="normal" fo:font-weight="normal" officeooo:rsid="00249fd5" style:font-size-asian="12pt" style:font-weight-asian="bold" style:font-name-complex="Arial" style:font-size-complex="12pt" style:font-weight-complex="bold"/>
    </style:style>
    <style:style style:name="T6" style:family="text">
      <style:text-properties fo:font-variant="normal" fo:text-transform="none" fo:color="#000000" style:font-name="Arial1" fo:font-size="12pt" fo:letter-spacing="normal" fo:font-style="normal" fo:font-weight="normal" officeooo:rsid="003bf077" style:font-size-asian="12pt" style:font-weight-asian="bold" style:font-name-complex="Arial" style:font-size-complex="12pt" style:font-weight-complex="bold"/>
    </style:style>
    <style:style style:name="T7" style:family="text">
      <style:text-properties fo:font-variant="normal" fo:text-transform="none" fo:color="#000000" style:font-name="Arial1" fo:font-size="12pt" fo:letter-spacing="normal" fo:font-style="normal" fo:font-weight="normal" officeooo:rsid="003dac45" style:font-size-asian="12pt" style:font-weight-asian="bold" style:font-name-complex="Arial" style:font-size-complex="12pt" style:font-weight-complex="bold"/>
    </style:style>
    <style:style style:name="T8" style:family="text">
      <style:text-properties fo:font-variant="normal" fo:text-transform="none" fo:color="#000000" style:font-name="Arial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Arial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1" style:family="text">
      <style:text-properties fo:font-variant="normal" fo:text-transform="none" fo:color="#000000" style:font-name="Arial1" fo:font-size="12pt" fo:letter-spacing="normal" fo:font-style="normal" fo:font-weight="normal" officeooo:rsid="00525008" fo:background-color="transparent" loext:char-shading-value="0"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font-name="Arial1" fo:font-size="12pt" fo:letter-spacing="normal" fo:font-style="normal" fo:font-weight="normal" officeooo:rsid="00525008"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13"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15" style:family="text">
      <style:text-properties fo:font-variant="normal" fo:text-transform="none" fo:color="#000000" style:font-name="Arial1" fo:font-size="12pt" fo:letter-spacing="normal" fo:font-style="italic" fo:font-weight="normal" officeooo:rsid="0052b724" fo:background-color="transparent" loext:char-shading-value="0" style:font-size-asian="12pt" style:font-style-asian="italic" style:font-weight-asian="normal" style:font-size-complex="12pt" style:font-style-complex="italic" style:font-weight-complex="normal"/>
    </style:style>
    <style:style style:name="T16" style:family="text">
      <style:text-properties fo:font-variant="normal" fo:text-transform="none" fo:color="#000000" style:font-name="Arial1"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loext:padding="0cm" loext:border="none"/>
    </style:style>
    <style:style style:name="T17" style:family="text">
      <style:text-properties fo:font-variant="normal" fo:text-transform="none" fo:color="#000000" style:font-name="Arial1" fo:font-size="12pt" fo:letter-spacing="normal" fo:font-style="italic" fo:font-weight="normal" officeooo:rsid="00525008"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18" style:family="text">
      <style:text-properties fo:font-variant="normal" fo:text-transform="none" fo:color="#000000" style:font-name="Arial1" fo:letter-spacing="normal" fo:language="pt" fo:country="BR" fo:font-style="normal" style:font-name-asian="Times New Roman" style:font-name-complex="Times New Roman" style:language-complex="ar" style:country-complex="SA"/>
    </style:style>
    <style:style style:name="T19" style:family="text">
      <style:text-properties fo:font-variant="normal" fo:text-transform="none" fo:color="#000000" style:font-name="Arial1" fo:letter-spacing="normal" fo:language="pt" fo:country="BR" fo:font-style="normal" officeooo:rsid="003001b8" style:font-name-asian="Times New Roman" style:font-name-complex="Times New Roman" style:language-complex="ar" style:country-complex="SA"/>
    </style:style>
    <style:style style:name="T20" style:family="text">
      <style:text-properties fo:font-variant="normal" fo:text-transform="none" officeooo:rsid="001ede43"/>
    </style:style>
    <style:style style:name="T21" style:family="text">
      <style:text-properties fo:font-variant="normal" fo:text-transform="none" style:use-window-font-color="true" style:text-line-through-style="none" style:text-line-through-type="none" fo:letter-spacing="normal" fo:language="pt" fo:country="BR" fo:font-style="normal" style:text-underline-style="none" style:text-blinking="false" style:font-name-asian="Times New Roman" style:language-complex="ar" style:country-complex="SA"/>
    </style:style>
    <style:style style:name="T22" style:family="text">
      <style:text-properties fo:font-variant="normal" fo:text-transform="none" style:use-window-font-color="true" style:text-line-through-style="none" style:text-line-through-type="none" fo:letter-spacing="normal" fo:language="pt" fo:country="BR" fo:font-style="normal" style:text-underline-style="none" officeooo:rsid="0047a96a" style:text-blinking="false" style:font-name-asian="Times New Roman" style:language-complex="ar" style:country-complex="SA"/>
    </style:style>
    <style:style style:name="T23" style:family="text">
      <style:text-properties fo:font-variant="normal" fo:text-transform="none" style:font-name="ARIAL" fo:font-size="12pt" fo:font-weight="bold" officeooo:rsid="00558a34" style:font-size-asian="12pt" style:font-weight-asian="bold" style:font-name-complex="Arial" style:font-size-complex="12pt" style:font-weight-complex="bold"/>
    </style:style>
    <style:style style:name="T24" style:family="text">
      <style:text-properties fo:font-variant="normal" fo:text-transform="none" style:font-name="ARIAL" fo:font-size="12pt" fo:font-weight="bold" officeooo:rsid="0058dd55" style:font-size-asian="12pt" style:font-weight-asian="bold" style:font-name-complex="Arial" style:font-size-complex="12pt" style:font-weight-complex="bold"/>
    </style:style>
    <style:style style:name="T25" style:family="text">
      <style:text-properties fo:font-variant="normal" fo:text-transform="none" style:font-name="ARIAL" officeooo:rsid="006f052a"/>
    </style:style>
    <style:style style:name="T26" style:family="text">
      <style:text-properties fo:font-variant="normal" fo:text-transform="none" fo:font-size="12pt" fo:letter-spacing="normal" fo:background-color="transparent" loext:char-shading-value="0" style:font-size-asian="12pt" style:font-size-complex="12pt"/>
    </style:style>
    <style:style style:name="T27" style:family="text">
      <style:text-properties fo:font-variant="normal" fo:text-transform="none" fo:font-size="12pt" fo:letter-spacing="normal" officeooo:rsid="005457fc" fo:background-color="transparent" loext:char-shading-value="0" style:font-size-asian="12pt" style:font-size-complex="12pt"/>
    </style:style>
    <style:style style:name="T28" style:family="text">
      <style:text-properties fo:font-variant="normal" fo:text-transform="none" fo:font-size="12pt" fo:letter-spacing="normal" officeooo:rsid="005457fc" fo:background-color="transparent" loext:char-shading-value="0" style:font-size-asian="12pt" style:font-name-complex="Arial" style:font-size-complex="12pt"/>
    </style:style>
    <style:style style:name="T29" style:family="text">
      <style:text-properties fo:font-variant="normal" fo:text-transform="none" fo:font-size="12pt" fo:letter-spacing="normal" fo:font-style="italic" fo:background-color="transparent" loext:char-shading-value="0" style:font-size-asian="12pt" style:font-style-asian="italic" style:font-size-complex="12pt" style:font-style-complex="italic"/>
    </style:style>
    <style:style style:name="T30" style:family="text">
      <style:text-properties fo:font-variant="normal" fo:text-transform="none" fo:font-size="12pt" fo:letter-spacing="normal" fo:font-style="italic" officeooo:rsid="0052b724" fo:background-color="transparent" loext:char-shading-value="0" style:font-size-asian="12pt" style:font-style-asian="italic" style:font-size-complex="12pt" style:font-style-complex="italic"/>
    </style:style>
    <style:style style:name="T31" style:family="text">
      <style:text-properties fo:font-variant="normal" fo:text-transform="none" officeooo:rsid="0063fa1d"/>
    </style:style>
    <style:style style:name="T32" style:family="text">
      <style:text-properties style:font-weight-complex="bold"/>
    </style:style>
    <style:style style:name="T33" style:family="text">
      <style:text-properties officeooo:rsid="00443ffa" style:font-weight-complex="bold"/>
    </style:style>
    <style:style style:name="T34" style:family="text">
      <style:text-properties officeooo:rsid="0024835f" style:font-size-asian="12pt" style:font-size-complex="12pt"/>
    </style:style>
    <style:style style:name="T35" style:family="text">
      <style:text-properties officeooo:rsid="00256cb4" style:font-size-asian="12pt" style:font-size-complex="12pt"/>
    </style:style>
    <style:style style:name="T36" style:family="text">
      <style:text-properties officeooo:rsid="004d3af8" style:font-size-asian="12pt" style:font-size-complex="12pt"/>
    </style:style>
    <style:style style:name="T37" style:family="text">
      <style:text-properties officeooo:rsid="0063098b" style:font-size-asian="12pt" style:font-size-complex="12pt"/>
    </style:style>
    <style:style style:name="T38" style:family="text">
      <style:text-properties officeooo:rsid="00676f12" style:font-size-asian="12pt" style:font-size-complex="12pt"/>
    </style:style>
    <style:style style:name="T39" style:family="text">
      <style:text-properties style:font-name="Arial1" officeooo:rsid="00256cb4" style:font-size-asian="12pt" style:font-size-complex="12pt"/>
    </style:style>
    <style:style style:name="T40" style:family="text">
      <style:text-properties style:font-name="Arial1" officeooo:rsid="002ac2b5" style:font-size-asian="12pt" style:font-size-complex="12pt"/>
    </style:style>
    <style:style style:name="T41" style:family="text">
      <style:text-properties style:font-name="Arial1" officeooo:rsid="003001b8" style:font-size-asian="12pt" style:font-size-complex="12pt"/>
    </style:style>
    <style:style style:name="T42" style:family="text">
      <style:text-properties style:font-name="Arial1" officeooo:rsid="006983f3" style:font-size-asian="12pt" style:font-size-complex="12pt"/>
    </style:style>
    <style:style style:name="T43" style:family="text">
      <style:text-properties style:font-name="Arial1" fo:language="pt" fo:country="BR" officeooo:rsid="002ac2b5" style:font-name-asian="Times New Roman" style:font-size-asian="12pt" style:font-name-complex="Times New Roman" style:font-size-complex="12pt" style:language-complex="ar" style:country-complex="SA"/>
    </style:style>
    <style:style style:name="T44" style:family="text">
      <style:text-properties style:font-name="Arial1" fo:language="pt" fo:country="BR" officeooo:rsid="002decf1" style:font-name-asian="Times New Roman" style:font-size-asian="12pt" style:font-name-complex="Times New Roman" style:font-size-complex="12pt" style:language-complex="ar" style:country-complex="SA"/>
    </style:style>
    <style:style style:name="T45" style:family="text">
      <style:text-properties style:font-name="Arial1" fo:language="pt" fo:country="BR" officeooo:rsid="002e9e61" style:font-name-asian="Times New Roman" style:font-size-asian="12pt" style:font-name-complex="Times New Roman" style:font-size-complex="12pt" style:language-complex="ar" style:country-complex="SA"/>
    </style:style>
    <style:style style:name="T46" style:family="text">
      <style:text-properties style:font-name="Arial1" fo:language="pt" fo:country="BR" officeooo:rsid="003001b8" style:font-name-asian="Times New Roman" style:font-size-asian="12pt" style:font-name-complex="Times New Roman" style:font-size-complex="12pt" style:language-complex="ar" style:country-complex="SA"/>
    </style:style>
    <style:style style:name="T47" style:family="text">
      <style:text-properties style:font-name="Arial1" fo:language="pt" fo:country="BR" officeooo:rsid="00353736" style:font-name-asian="Times New Roman" style:font-size-asian="12pt" style:font-name-complex="Times New Roman" style:font-size-complex="12pt" style:language-complex="ar" style:country-complex="SA"/>
    </style:style>
    <style:style style:name="T48" style:family="text">
      <style:text-properties style:font-name="Arial1" fo:language="pt" fo:country="BR" officeooo:rsid="003f54ce" style:font-name-asian="Times New Roman" style:font-size-asian="12pt" style:font-name-complex="Times New Roman" style:font-size-complex="12pt" style:language-complex="ar" style:country-complex="SA"/>
    </style:style>
    <style:style style:name="T49" style:family="text">
      <style:text-properties style:font-name="Arial1" fo:language="pt" fo:country="BR" officeooo:rsid="004f6aeb" style:font-name-asian="Times New Roman" style:font-size-asian="12pt" style:font-name-complex="Times New Roman" style:font-size-complex="12pt" style:language-complex="ar" style:country-complex="SA"/>
    </style:style>
    <style:style style:name="T50" style:family="text">
      <style:text-properties style:font-name="Arial1" fo:language="pt" fo:country="BR" officeooo:rsid="00676f12" style:font-name-asian="Times New Roman" style:font-size-asian="12pt" style:font-name-complex="Times New Roman" style:font-size-complex="12pt" style:language-complex="ar" style:country-complex="SA"/>
    </style:style>
    <style:style style:name="T51" style:family="text">
      <style:text-properties style:font-name="Arial1" fo:language="pt" fo:country="BR" officeooo:rsid="006983f3" style:font-name-asian="Times New Roman" style:font-size-asian="12pt" style:font-name-complex="Times New Roman" style:font-size-complex="12pt" style:language-complex="ar" style:country-complex="SA"/>
    </style:style>
    <style:style style:name="T52" style:family="text">
      <style:text-properties style:font-name="Arial1" fo:language="pt" fo:country="BR" officeooo:rsid="006d00b4" style:font-name-asian="Times New Roman" style:font-size-asian="12pt" style:font-name-complex="Times New Roman" style:font-size-complex="12pt" style:language-complex="ar" style:country-complex="SA"/>
    </style:style>
    <style:style style:name="T53" style:family="text">
      <style:text-properties style:font-name="Arial1" fo:language="pt" fo:country="BR" fo:font-style="italic" officeooo:rsid="003dac45" style:font-name-asian="Times New Roman" style:font-size-asian="12pt" style:font-style-asian="italic" style:font-name-complex="Times New Roman" style:font-size-complex="12pt" style:language-complex="ar" style:country-complex="SA" style:font-style-complex="italic"/>
    </style:style>
    <style:style style:name="T54" style:family="text">
      <style:text-properties style:font-name="Arial1" fo:language="pt" fo:country="BR" fo:font-style="italic" officeooo:rsid="002e9e61" style:font-name-asian="Times New Roman" style:font-size-asian="12pt" style:font-style-asian="italic" style:font-name-complex="Times New Roman" style:font-size-complex="12pt" style:language-complex="ar" style:country-complex="SA" style:font-style-complex="italic"/>
    </style:style>
    <style:style style:name="T55" style:family="text">
      <style:text-properties style:font-name="Arial1" fo:language="pt" fo:country="BR" fo:font-style="italic" officeooo:rsid="006983f3" style:font-name-asian="Times New Roman" style:font-size-asian="12pt" style:font-style-asian="italic" style:font-name-complex="Times New Roman" style:font-size-complex="12pt" style:language-complex="ar" style:country-complex="SA" style:font-style-complex="italic"/>
    </style:style>
    <style:style style:name="T56" style:family="text">
      <style:text-properties style:font-name="Arial1" fo:language="pt" fo:country="BR" fo:font-weight="bold" officeooo:rsid="00676f12" style:font-name-asian="Times New Roman" style:font-size-asian="12pt" style:font-weight-asian="bold" style:font-name-complex="Times New Roman" style:font-size-complex="12pt" style:language-complex="ar" style:country-complex="SA" style:font-weight-complex="bold"/>
    </style:style>
    <style:style style:name="T57" style:family="text">
      <style:text-properties style:use-window-font-color="true" fo:language="pt" fo:country="BR" style:font-name-asian="Times New Roman" style:language-complex="ar" style:country-complex="SA"/>
    </style:style>
    <style:style style:name="T58" style:family="text">
      <style:text-properties style:font-name="ARIAL" fo:font-size="12pt" style:font-size-asian="12pt" style:font-name-complex="Arial" style:font-size-complex="12pt"/>
    </style:style>
    <style:style style:name="T59" style:family="text">
      <style:text-properties style:font-name="ARIAL" fo:font-size="12pt" officeooo:rsid="001fa743" style:font-size-asian="12pt" style:font-name-complex="Arial" style:font-size-complex="12pt"/>
    </style:style>
    <style:style style:name="T60" style:family="text">
      <style:text-properties style:font-name="ARIAL" fo:font-size="12pt" officeooo:rsid="00612733" style:font-size-asian="12pt" style:font-name-complex="Arial" style:font-size-complex="12pt"/>
    </style:style>
    <style:style style:name="T61" style:family="text">
      <style:text-properties style:font-name="ARIAL" fo:font-size="12pt" officeooo:rsid="007eb35a" style:font-size-asian="12pt" style:font-name-complex="Arial" style:font-size-complex="12pt"/>
    </style:style>
    <style:style style:name="T62" style:family="text">
      <style:text-properties fo:font-weight="bold" officeooo:rsid="00210626" style:font-weight-asian="bold" style:font-weight-complex="bold"/>
    </style:style>
    <style:style style:name="T63" style:family="text">
      <style:text-properties fo:font-weight="bold" officeooo:rsid="0063fa1d" style:font-weight-asian="bold" style:font-weight-complex="bold"/>
    </style:style>
    <style:style style:name="T64" style:family="text">
      <style:text-properties fo:font-weight="bold" officeooo:rsid="0063098b" style:font-size-asian="12pt" style:font-weight-asian="bold" style:font-size-complex="12pt" style:font-weight-complex="bold"/>
    </style:style>
    <style:style style:name="T65" style:family="text">
      <style:text-properties fo:color="#000000"/>
    </style:style>
    <style:style style:name="T66" style:family="text">
      <style:text-properties fo:color="#000000" officeooo:rsid="003bf077" style:font-weight-complex="normal"/>
    </style:style>
    <style:style style:name="T67" style:family="text">
      <style:text-properties fo:color="#000000" officeooo:rsid="0041c863" style:font-weight-complex="normal"/>
    </style:style>
    <style:style style:name="T68" style:family="text">
      <style:text-properties fo:color="#000000" officeooo:rsid="0066ae83" style:font-weight-complex="normal"/>
    </style:style>
    <style:style style:name="T69" style:family="text">
      <style:text-properties fo:color="#000000" fo:font-style="italic" officeooo:rsid="003bf077" style:font-style-asian="italic" style:font-style-complex="italic" style:font-weight-complex="normal"/>
    </style:style>
    <style:style style:name="T70" style:family="text">
      <style:text-properties fo:color="#000000" fo:font-style="italic" officeooo:rsid="005457fc" style:font-style-asian="italic" style:font-style-complex="italic" style:font-weight-complex="normal"/>
    </style:style>
    <style:style style:name="T71" style:family="text">
      <style:text-properties fo:color="#000000" fo:font-style="italic" officeooo:rsid="00676f12" style:font-style-asian="italic" style:font-style-complex="italic" style:font-weight-complex="normal"/>
    </style:style>
    <style:style style:name="T72" style:family="text">
      <style:text-properties fo:color="#000000" officeooo:rsid="0041c863"/>
    </style:style>
    <style:style style:name="T73" style:family="text">
      <style:text-properties fo:color="#000000" officeooo:rsid="0073b253"/>
    </style:style>
    <style:style style:name="T74" style:family="text">
      <style:text-properties fo:color="#000000" officeooo:rsid="0074f645"/>
    </style:style>
    <style:style style:name="T75" style:family="text">
      <style:text-properties fo:color="#000000" officeooo:rsid="0079fbca"/>
    </style:style>
    <style:style style:name="T76" style:family="text">
      <style:text-properties fo:color="#000000" officeooo:rsid="0086bc00"/>
    </style:style>
    <style:style style:name="T77" style:family="text">
      <style:text-properties officeooo:rsid="00561721"/>
    </style:style>
    <style:style style:name="T78" style:family="text">
      <style:text-properties officeooo:rsid="005bd178"/>
    </style:style>
    <style:style style:name="T79" style:family="text">
      <style:text-properties officeooo:rsid="005d1d57"/>
    </style:style>
    <style:style style:name="T80" style:family="text">
      <style:text-properties officeooo:rsid="005f0965"/>
    </style:style>
    <style:style style:name="T81" style:family="text">
      <style:text-properties officeooo:rsid="00610125"/>
    </style:style>
    <style:style style:name="T82" style:family="text">
      <style:text-properties officeooo:rsid="00612733"/>
    </style:style>
    <style:style style:name="T83" style:family="text">
      <style:text-properties officeooo:rsid="0063098b"/>
    </style:style>
    <style:style style:name="T84" style:family="text">
      <style:text-properties fo:language="pt" fo:country="BR" officeooo:rsid="00462904" style:font-name-asian="Times New Roman" style:font-size-asian="12pt" style:font-weight-asian="normal" style:font-name-complex="Arial" style:font-size-complex="12pt" style:language-complex="ar" style:country-complex="SA" style:font-weight-complex="normal"/>
    </style:style>
    <style:style style:name="T85" style:family="text">
      <style:text-properties fo:language="pt" fo:country="BR" officeooo:rsid="00684f01" style:font-name-asian="Times New Roman" style:font-size-asian="12pt" style:font-weight-asian="normal" style:font-name-complex="Arial" style:font-size-complex="12pt" style:language-complex="ar" style:country-complex="SA" style:font-weight-complex="normal"/>
    </style:style>
    <style:style style:name="T86" style:family="text">
      <style:text-properties officeooo:rsid="0063fa1d"/>
    </style:style>
    <style:style style:name="T87" style:family="text">
      <style:text-properties officeooo:rsid="006f052a"/>
    </style:style>
    <style:style style:name="T88" style:family="text">
      <style:text-properties officeooo:rsid="006f62e9"/>
    </style:style>
    <style:style style:name="T89" style:family="text">
      <style:text-properties officeooo:rsid="00712044"/>
    </style:style>
    <style:style style:name="T90" style:family="text">
      <style:text-properties fo:font-style="italic" officeooo:rsid="00712044" style:font-style-asian="italic" style:font-style-complex="italic"/>
    </style:style>
    <style:style style:name="T91" style:family="text">
      <style:text-properties fo:font-style="italic" officeooo:rsid="0071e2e0" style:font-style-asian="italic" style:font-style-complex="italic"/>
    </style:style>
    <style:style style:name="T92" style:family="text">
      <style:text-properties fo:font-style="italic" officeooo:rsid="0073b253" style:font-style-asian="italic" style:font-style-complex="italic"/>
    </style:style>
    <style:style style:name="T93" style:family="text">
      <style:text-properties fo:font-style="italic" officeooo:rsid="0076cdbb" style:font-style-asian="italic" style:font-style-complex="italic"/>
    </style:style>
    <style:style style:name="T94" style:family="text">
      <style:text-properties fo:font-style="italic" officeooo:rsid="007826e2" style:font-style-asian="italic" style:font-style-complex="italic"/>
    </style:style>
    <style:style style:name="T95" style:family="text">
      <style:text-properties officeooo:rsid="0071e2e0"/>
    </style:style>
    <style:style style:name="T96" style:family="text">
      <style:text-properties officeooo:rsid="0073b253"/>
    </style:style>
    <style:style style:name="T97" style:family="text">
      <style:text-properties officeooo:rsid="0079a4db"/>
    </style:style>
    <style:style style:name="T98" style:family="text">
      <style:text-properties officeooo:rsid="007bf11a"/>
    </style:style>
    <style:style style:name="T99" style:family="text">
      <style:text-properties officeooo:rsid="00803bfa"/>
    </style:style>
    <style:style style:name="T100" style:family="text"/>
    <style:style style:name="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fico"/>
      </text:sequence-decls>
      <text:p text:style-name="P63">ASSOCIAÇÃO EDUCATIVA DO BRASIL - SOEBRAS</text:p>
      <text:p text:style-name="P2">FACULDADES <text:span text:style-name="T82">INTEGRADAS</text:span> DO NORTE DE MINAS - FUNORT<text:span text:style-name="T83">E</text:span></text:p>
      <text:p text:style-name="P2">CURSO DE GRADUAÇÃO EM ENGENHARIA BIOMÉDIC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inteligência artificial no apoio à conduta clínic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9">ALECK YANN MARQUES DE MATOS MARTINS</text:p>
      <text:p text:style-name="P29">JONAS RODRIGUES FILHO</text:p>
      <text:p text:style-name="P29">Marcel veloso camp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ONTES CLAROS – MG</text:p>
      <text:p text:style-name="P4">2017</text:p>
      <text:p text:style-name="P64">ALECK YANN MARQUES DE MATOS MARTINS</text:p>
      <text:p text:style-name="P6">JONAS RODRIGUES FILHO</text:p>
      <text:p text:style-name="P6">MARCEL VELOSO CAMPOS</text:p>
      <text:p text:style-name="P6"/>
      <text:p text:style-name="P6"/>
      <text:p text:style-name="P6"/>
      <text:p text:style-name="P6"/>
      <text:p text:style-name="P6"/>
      <text:p text:style-name="P6"/>
      <text:p text:style-name="P6"/>
      <text:p text:style-name="P6"/>
      <text:p text:style-name="P31"><text:span text:style-name="T33">DATA MINING</text:span><text:span text:style-name="T32"> NO APOIO À CONDUTA CLÍNICA</text:span></text:p>
      <text:p text:style-name="P32"/>
      <text:p text:style-name="P32"/>
      <text:p text:style-name="P32"/>
      <text:p text:style-name="P32"/>
      <text:p text:style-name="P32"/>
      <text:p text:style-name="P32"/>
      <text:p text:style-name="P32"/>
      <text:p text:style-name="P32"/>
      <text:p text:style-name="P47">Projeto de trabalho de conclusão de curso apresentado à Banca examinadora do Curso de Graduação em Engenharia Biomédica do Instituto de Engenharias como requisito parcial para obtenção do título de bacharel em Engenharia Biomédica.</text:p>
      <text:p text:style-name="P46">Professor orientador: Dr. Ms. Marcel Veloso Campos.</text:p>
      <text:p text:style-name="P38"/>
      <text:p text:style-name="P38"/>
      <text:p text:style-name="P38"/>
      <text:p text:style-name="P38"/>
      <text:p text:style-name="P38"/>
      <text:p text:style-name="P38"/>
      <text:p text:style-name="P38"/>
      <text:p text:style-name="P38"/>
      <text:p text:style-name="P39">MONTES CLARO – MG</text:p>
      <text:p text:style-name="P39">2017</text:p>
      <text:p text:style-name="P7"><text:soft-page-break/>RESUMO</text:p>
      <text:p text:style-name="P7"/>
      <text:p text:style-name="P25"><text:span text:style-name="T64">Introdução:</text:span><text:span text:style-name="T37"> </text:span><text:span text:style-name="T38">a</text:span><text:span text:style-name="T34"> indubtável necessidade de se trabalhar com quantidade de dados cada vez maiores, </text:span><text:span text:style-name="T35">vem </text:span><text:span text:style-name="T34">tornando o processamento </text:span><text:span text:style-name="T35">e a manipulação destes,</text:span><text:span text:style-name="T34"> exponencial</text:span><text:span text:style-name="T36">m</text:span><text:span text:style-name="T34">ente mais complexa e morosa. A Inteligência artificial é um </text:span><text:span text:style-name="T35">ramo da tecnologia da informação que se propõe a realizar tarefas complexas que outrora seriam realizadas apenas por seres humanos. A medida que a quantidade de informação cresce, a capacidade de entendimento e controle sobre esses dados é drastic</text:span><text:span text:style-name="T39">amente reduzida, tornando necessário o uso de algoritmos e técnicas computacionais para análise de dados. É evidente que na área de ciências da saúde, a quantidade de artigos, estudos, testes, revistas, substâncias, etc, agiganta-se a cada dia, <text:s/>tornando a utilização de métodos de inteligência artificial altamente produtivos e até necessários. No Brasil, a Agência </text:span><text:span text:style-name="T42">N</text:span><text:span text:style-name="T39">acional de </text:span><text:span text:style-name="T42">V</text:span><text:span text:style-name="T39">igilância </text:span><text:span text:style-name="T42">S</text:span><text:span text:style-name="T39">anitária </text:span><text:span text:style-name="T42">(ANVISA)</text:span><text:span text:style-name="T39"> é o órgão responsável pela análise e liberação de substâncias, assim como </text:span><text:span text:style-name="T40">homologação </text:span><text:span text:style-name="T41">de suas bulas</text:span><text:span text:style-name="T43">. </text:span><text:span text:style-name="T44">Atualmente o bulário da ANVISA contém o registro de aproximadamente 7912 medicamentos, um número extremamente alto de informações para que um ser humano possa análizar e compreender em tempo hábil. </text:span><text:span text:style-name="T56">Objetivo:</text:span><text:span text:style-name="T44"> </text:span><text:span text:style-name="T84">Oferecer métodos de pesquisas inteligentes para </text:span><text:span text:style-name="T85">grandes volumes de dados, oferecendo</text:span><text:span text:style-name="T84"> apoio </text:span><text:span text:style-name="T85">a</text:span><text:span text:style-name="T84"> profissionais da saúde.</text:span><text:span text:style-name="T45"> </text:span><text:span text:style-name="T56">Metodologia:</text:span><text:span text:style-name="T45"> </text:span><text:span text:style-name="T50">p</text:span><text:span text:style-name="T46">ara efetuar a </text:span><text:span text:style-name="T53">data mining</text:span><text:span text:style-name="T46"> é preciso um </text:span><text:span text:style-name="T52">grande conjunto de dados para pesquisa e um conjunto de informações secundária</text:span><text:span text:style-name="T46">, que </text:span><text:span text:style-name="T52">serão ultilizados</text:span><text:span text:style-name="T46"> como parâmetro de busca da mineração. Como dado secundário </text:span><text:span text:style-name="T51">será ultilizado</text:span><text:span text:style-name="T45"> o </text:span><text:span text:style-name="T54">International Statistical Classification of Diseases and Related Health Problems </text:span><text:span text:style-name="T55">(ICD)</text:span><text:span text:style-name="T45">, </text:span><text:span text:style-name="T46">conhecido no Brasil como Código internacional de doenças </text:span><text:span text:style-name="T51">(CID)</text:span><text:span text:style-name="T46"> que apresenta a listagem aproximada de 12422 variedades de sinais, sintomas, aspectos anormais, queixas, circunstâncias sociais e causas externas para ferimentos ou doenças. </text:span><text:span text:style-name="T47"><text:s/></text:span><text:span text:style-name="T48">O uso de </text:span><text:span text:style-name="T49">Inteligência Artificial</text:span><text:span text:style-name="T48"> na área da saúde trará importantes ganhos em termos de dinheiro, tempo e vidas e precisa ser ativamente defendido por cientistas de dados e epidemiologistas.</text:span></text:p>
      <text:p text:style-name="P26"/>
      <text:p text:style-name="P21"><text:span text:style-name="T2">Palavras-chave: </text:span><text:span text:style-name="T6">Data mining</text:span><text:span text:style-name="T3">. Inteligência </text:span><text:span text:style-name="T4">A</text:span><text:span text:style-name="T3">rtificial. Sistema </text:span><text:span text:style-name="T4">E</text:span><text:span text:style-name="T3">specialista. </text:span><text:span text:style-name="T4">Ap</text:span><text:span text:style-name="T5">o</text:span><text:span text:style-name="T4">io à </text:span><text:span text:style-name="T3">Conduta </text:span><text:span text:style-name="T4">M</text:span><text:span text:style-name="T3">édica. </text:span><text:span text:style-name="T4">Big </text:span><text:span text:style-name="T7">D</text:span><text:span text:style-name="T4">ata</text:span><text:span text:style-name="T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SUMÁRIO</text:p>
      <text:p text:style-name="P15"/>
      <text:p text:style-name="P16">1<text:tab/>INTRODUÇÃO……………………………………………...…………………...…..4</text:p>
      <text:p text:style-name="P17">1.1<text:tab/><text:span text:style-name="T78">Inteligencia Artificial……………</text:span>..……………………………………………...…...<text:span text:style-name="T79">5</text:span></text:p>
      <text:p text:style-name="P17">1.<text:span text:style-name="T80">2</text:span><text:tab/><text:span text:style-name="T98">Text data mining……….………</text:span>..…………………………………………………...<text:span text:style-name="T79">5</text:span></text:p>
      <text:p text:style-name="P67">1.2.1<text:tab/>O que não é <text:span text:style-name="T99">Text d</text:span>ata mining? ……………………………………………………5</text:p>
      <text:p text:style-name="P16">1.<text:span text:style-name="T80">3</text:span><text:tab/><text:span text:style-name="T78">Sistemas Especialistas…</text:span>…………………………………………………………...<text:span text:style-name="T79">5</text:span></text:p>
      <text:p text:style-name="P18">1.<text:span text:style-name="T80">4</text:span><text:tab/><text:span text:style-name="T81">Conduta Médica……...…</text:span>…………………………………………………………...<text:span text:style-name="T79">5</text:span></text:p>
      <text:p text:style-name="P18">1.<text:span text:style-name="T80">5</text:span><text:tab/><text:span text:style-name="T81">Bulas…………………..…</text:span>…………………………………………………………...<text:span text:style-name="T79">5</text:span></text:p>
      <text:p text:style-name="P18">1.<text:span text:style-name="T80">6</text:span><text:tab/><text:span text:style-name="T81">Código Internacional de Doenças…..</text:span>…………………………………………......<text:span text:style-name="T79">5</text:span></text:p>
      <text:p text:style-name="P18">1.<text:span text:style-name="T80">7</text:span><text:tab/><text:span text:style-name="T86">Crawler Web…………….</text:span>…………………………………………………………...<text:span text:style-name="T79">5</text:span></text:p>
      <text:p text:style-name="P18">1.<text:span text:style-name="T80">8</text:span><text:tab/><text:span text:style-name="T86">Linguagens de Programação.</text:span>……………………………………………………...<text:span text:style-name="T79">5</text:span></text:p>
      <text:p text:style-name="P16">1.<text:span text:style-name="T86">9</text:span><text:tab/>Objetivo geral………………………………………………………………………...<text:span text:style-name="T78">6</text:span></text:p>
      <text:p text:style-name="P16">1.<text:span text:style-name="T86">9.1</text:span><text:tab/>Objetivos Específicos………………………………………………………………..<text:span text:style-name="T78">6</text:span></text:p>
      <text:p text:style-name="P20"/>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h text:style-name="P62" text:outline-level="1" text:is-list-header="true">1 introdução</text:h>
      <text:p text:style-name="P8"/>
      <text:p text:style-name="P22"><text:span text:style-name="T23">1.</text:span><text:span text:style-name="T24">1</text:span><text:span text:style-name="T23"> Inteligência Artificial (IA)</text:span></text:p>
      <text:p text:style-name="P8"/>
      <text:p text:style-name="P8"/>
      <text:p text:style-name="P43"><text:span text:style-name="T59">A Inteligência Artificial nasceu por volta de 1956 durante uma conferência de verão em Dartmouth College, nos Estados Unidos. Surgiu do anseio de realizar metodologias baseadas na forma como os seres humanos resolviam problemáticas, assim, ultilizando métodos, mecânicmos e <text:s/>algoritmos computacionais que simulam a inteligência humana. (SOUZA; </text:span><text:span text:style-name="T77">TALON, 2013, p. 60 </text:span><text:span text:style-name="T59">).</text:span></text:p>
      <text:p text:style-name="P48"/>
      <text:p text:style-name="P33"><text:span text:style-name="T59">1.</text:span><text:span text:style-name="T60">2 </text:span><text:span text:style-name="T61">Text d</text:span><text:span text:style-name="T58">ata mining</text:span></text:p>
      <text:p text:style-name="P49"/>
      <text:p text:style-name="P44"><text:span text:style-name="Emphasis"><text:span text:style-name="Strong_20_Emphasis"><text:span text:style-name="T17">Data mining</text:span></text:span></text:span><text:span text:style-name="Emphasis"><text:span text:style-name="Strong_20_Emphasis"><text:span text:style-name="T12"> </text:span></text:span></text:span><text:span text:style-name="T11">é uma expressão na língua inglesa ligada ciência de dados</text:span><text:span text:style-name="Strong_20_Emphasis"><text:span text:style-name="T12"> </text:span></text:span><text:span text:style-name="T11">cuja tradução é </text:span><text:span text:style-name="Strong_20_Emphasis"><text:span text:style-name="T12">mineração de dados</text:span></text:span><text:span text:style-name="T11">. Se trata de </text:span><text:span text:style-name="T13">métodos</text:span><text:span text:style-name="T11"> que</text:span><text:span text:style-name="Strong_20_Emphasis"><text:span text:style-name="T12"> organiza</text:span></text:span><text:span text:style-name="Strong_20_Emphasis"><text:span text:style-name="T14">m</text:span></text:span><text:span text:style-name="Strong_20_Emphasis"><text:span text:style-name="T12"> <text:s/>e agrega</text:span></text:span><text:span text:style-name="Strong_20_Emphasis"><text:span text:style-name="T14">m</text:span></text:span><text:span text:style-name="Strong_20_Emphasis"><text:span text:style-name="T12"> dados </text:span></text:span><text:span text:style-name="Strong_20_Emphasis"><text:span text:style-name="T14">e</text:span></text:span><text:span text:style-name="T11"> detecta</text:span><text:span text:style-name="T13">m padrões, anomalias e associaçãoes desejadas ou relevantes.</text:span><text:span text:style-name="T11"> <text:s/></text:span><text:span text:style-name="T13">O surgimento do termo</text:span><text:span text:style-name="T8"> </text:span><text:span text:style-name="T15">D</text:span><text:span text:style-name="Emphasis"><text:span text:style-name="T16">ata mining</text:span></text:span><text:span text:style-name="Emphasis"><text:span text:style-name="T10"> </text:span></text:span><text:span text:style-name="T8">surgiu </text:span><text:span text:style-name="T9">por volta de 1990, quando tomadas as proporções, percebeu-se a necessidade de desenvolver novos métodos computacionais de pesquisa e indexação de informação.</text:span><text:span text:style-name="T8"> </text:span><text:span text:style-name="T15">Data mining</text:span><text:span text:style-name="T8"> </text:span><text:span text:style-name="T9">se trata</text:span><text:span text:style-name="T8"> d</text:span><text:span text:style-name="T9">a</text:span><text:span text:style-name="T8"> análise do processo conhecido como KDD (</text:span><text:span text:style-name="Emphasis"><text:span text:style-name="T16">Knowledge Discovery in Databases</text:span></text:span><text:span text:style-name="T8">), </text:span><text:span text:style-name="T9">conhecido no Brasil como </text:span><text:span text:style-name="T8">"Descoberta de Conhecimento em Bases de Dado”.</text:span></text:p>
      <text:p text:style-name="P61"/>
      <text:p text:style-name="P40"><text:span text:style-name="T26">A tecnologia de mineração de textos vem das técnicas de recuperação de informações, </text:span><text:span text:style-name="T30">M</text:span><text:span text:style-name="T29">achine learning</text:span><text:span text:style-name="T26"> que é um ramo do estudo de sistemas de Informação inteligentes que por sua vez é uma das aplicações notáveis da Inteligência Artificial e da descoberta tradicional de informações estruturadas, através do uso de bancos de dados e de procedimentos estatísticos. Mineração de textos é um conjunto de métodos usados para navegar, organizar, achar e descobrir informação em bases textuais. Pode ser vista como uma extensão da área de Data Mining, focada na análise de textos. Também é chamada de </text:span><text:span text:style-name="T29">Text Data Mining, Knowledge Discovery in Texts</text:span><text:span text:style-name="T26">. </text:span><text:span text:style-name="T27">(</text:span><text:span text:style-name="T28">BARRETO J. M.: Inteligência Artificial no Limiar do Século XXI, Capítulo 19, 2001.).</text:span></text:p>
      <text:p text:style-name="P58"/>
      <text:p text:style-name="P59">Mineração de textos é um conjunto de métodos usados para navegar, organizar, achar e descobrir informação em bases textuais. Pode ser vista como <text:soft-page-break/>uma extensão da área de Data Mining, focada na análise de textos. Também é chamada de Text Data Mining, Knowledge Discovery in Texts. <text:span text:style-name="T25">(PASSOS, 2006, p. 2).</text:span></text:p>
      <text:p text:style-name="P60"><text:span text:style-name="T68">Nos últimos anos a ciência de dados</text:span><text:span text:style-name="T66"> encontr</text:span><text:span text:style-name="T68">ou</text:span><text:span text:style-name="T66"> fortes indícios de que a próxima grande fronteira da epidemiologia será a análise de grandes bancos de dados (</text:span><text:span text:style-name="T70">B</text:span><text:span text:style-name="T69">ig data</text:span><text:span text:style-name="T66">). O crescimento do número de estudos multicêntricos, a quantidade de dados disponíveis, </text:span><text:span text:style-name="T68">tem</text:span><text:span text:style-name="T66"> criado uma demanda por novas formas de análise de dados complexos e desestruturados – um conjunto de técnicas conhecido como </text:span><text:span text:style-name="T71">D</text:span><text:span text:style-name="T69">ata mining</text:span><text:span text:style-name="T66">. </text:span><text:span text:style-name="T67">(CHIAVEGATTO FILHO, 2015, p. 326).</text:span></text:p>
      <text:p text:style-name="P55"><text:span text:style-name="T67"/></text:p>
      <text:p text:style-name="P56"><text:span text:style-name="T72">1.</text:span><text:span text:style-name="T65">2.1 O que não é </text:span><text:span text:style-name="T73">Te</text:span><text:span text:style-name="T75">x</text:span><text:span text:style-name="T73">t </text:span><text:span text:style-name="T74">data</text:span><text:span text:style-name="T65"> mining?</text:span></text:p>
      <text:p text:style-name="P68"><text:span text:style-name="T90">Data </text:span><text:span text:style-name="T93">data </text:span><text:span text:style-name="T90">mining</text:span> é <text:span text:style-name="T88">uma metodologia de de busca</text:span> diferente de um mecanismo de busca <text:span text:style-name="T88">comum</text:span>. Na busca o usuário já sabe o que quer encontrar. A<text:span text:style-name="T89">s</text:span> tecnologia<text:span text:style-name="T89">s</text:span> usada<text:span text:style-name="T89">s</text:span> em mineração de textos ajuda<text:span text:style-name="T89">m</text:span> o<text:span text:style-name="T89">s</text:span> usuário<text:span text:style-name="T89">s</text:span> a descobrir<text:span text:style-name="T89">em</text:span> informações desconhecidas. <text:span text:style-name="T90">O </text:span><text:span text:style-name="T94">Text d</text:span><text:span text:style-name="T90">ata mining</text:span> é diferente de análise de constituintes, pois não é necessário formalizar toda a construção sintática do texto. <text:span text:style-name="T91">Data mining</text:span> não se pretende simular o comportamento humano. <text:span text:style-name="T97">Text d</text:span><text:span text:style-name="T92">ata mining</text:span> não é mineração de dados, pois trabalha com textos utiliza algoritmos de mineração de dados além de outros convenientes. <text:span text:style-name="T87">(PASSOS, 2006, p. 2).</text:span></text:p>
      <text:p text:style-name="P69"/>
      <text:p text:style-name="P57"><text:span text:style-name="T72">1.</text:span><text:span text:style-name="T65">2.</text:span><text:span text:style-name="T76">2</text:span><text:span text:style-name="T65"> O que é </text:span><text:span text:style-name="T73">Te</text:span><text:span text:style-name="T75">x</text:span><text:span text:style-name="T73">t </text:span><text:span text:style-name="T74">data</text:span><text:span text:style-name="T65"> mining?</text:span></text:p>
      <text:p text:style-name="P70"><text:span text:style-name="T90">Data </text:span><text:span text:style-name="T93">data </text:span><text:span text:style-name="T90">mining</text:span> é <text:span text:style-name="T88">uma metodologia de de busca</text:span> diferente de um mecanismo de busca <text:span text:style-name="T88">comum</text:span>. Na busca o usuário já sabe o que quer encontrar. A<text:span text:style-name="T89">s</text:span> tecnologia<text:span text:style-name="T89">s</text:span> usada<text:span text:style-name="T89">s</text:span> em mineração de textos ajuda<text:span text:style-name="T89">m</text:span> o<text:span text:style-name="T89">s</text:span> usuário<text:span text:style-name="T89">s</text:span> a descobrir<text:span text:style-name="T89">em</text:span> informações desconhecidas. <text:span text:style-name="T90">O </text:span><text:span text:style-name="T94">Text d</text:span><text:span text:style-name="T90">ata mining</text:span> é diferente de análise de constituintes, pois não é necessário formalizar toda a construção sintática do texto. <text:span text:style-name="T91">Data mining</text:span> não se pretende simular o comportamento humano. <text:span text:style-name="T97">Text d</text:span><text:span text:style-name="T92">ata mining</text:span> não é mineração de dados, pois trabalha com textos utiliza algoritmos de mineração de dados além de outros convenientes. <text:span text:style-name="T87">(PASSOS, 2006, p. 2).</text:span></text:p>
      <text:p text:style-name="P9"/>
      <text:p text:style-name="P9">1.<text:span text:style-name="T79">3</text:span> <text:s/>SISTEMA<text:span text:style-name="T78">S</text:span> ESPECIALISTA<text:span text:style-name="T78">S</text:span> (SE)</text:p>
      <text:p text:style-name="P9"/>
      <text:p text:style-name="P9"/>
      <text:p text:style-name="P9">1.4 CONDUTA MÉDICA (CM)</text:p>
      <text:p text:style-name="P9"/>
      <text:p text:style-name="P9"/>
      <text:p text:style-name="P9">1.5 BULAS</text:p>
      <text:p text:style-name="P9"><text:soft-page-break/></text:p>
      <text:p text:style-name="P9"/>
      <text:p text:style-name="P9">1.6 CÓDIGO INTERNACIONAL DE DOENÇAS (CID)</text:p>
      <text:p text:style-name="P9"/>
      <text:p text:style-name="P9"/>
      <text:p text:style-name="P9">1.7 <text:s/><text:span text:style-name="T77">CRAWLER WEB</text:span></text:p>
      <text:p text:style-name="P9"/>
      <text:p text:style-name="P9"/>
      <text:p text:style-name="P10">1.8 LINGUAGENS DE PROGRAMAÇÃO</text:p>
      <text:p text:style-name="P11"/>
      <text:p text:style-name="P11"/>
      <text:p text:style-name="P11"/>
      <text:p text:style-name="P11"/>
      <text:p text:style-name="P11"/>
      <text:p text:style-name="P11"/>
      <text:p text:style-name="P11"/>
      <text:p text:style-name="P11"/>
      <text:p text:style-name="P24"/>
      <text:p text:style-name="P34"/>
      <text:p text:style-name="P34"/>
      <text:p text:style-name="P34"/>
      <text:p text:style-name="P37"><text:span text:style-name="T62">1.</text:span><text:span text:style-name="T63">9</text:span><text:span text:style-name="T62"> Objetivos</text:span></text:p>
      <text:p text:style-name="P35"/>
      <text:p text:style-name="P34"><text:span text:style-name="T20">1.</text:span><text:span text:style-name="T31">9.1</text:span><text:span text:style-name="T1"> Objetivo geral</text:span></text:p>
      <text:p text:style-name="P36"/>
      <text:p text:style-name="P45">Oferecer métodos de pesquisas inteligentes para o apoio de profissionais da saúde.</text:p>
      <text:p text:style-name="P42"/>
      <text:p text:style-name="P36">1.<text:span text:style-name="T86">9.2</text:span> Objetivos específicos</text:p>
      <text:p text:style-name="P36"/>
      <text:list xml:id="list416339347604546662" text:style-name="L1">
        <text:list-item>
          <text:p text:style-name="P51">Adquirir todas as bulas registradas na ANVISA através de métodos de Data mining e salvá-los em um banco de dados SQL.</text:p>
        </text:list-item>
        <text:list-item>
          <text:p text:style-name="P52">Adquirir todos os Códigos Internacionais de Doenças através de pesquisa em dados di<text:span text:style-name="T57">sponíveis na comunidade de desenvolvimento GitHub e salvá-los em um banco de dados SQL.</text:span></text:p>
        </text:list-item>
        <text:list-item>
          <text:p text:style-name="P52"><text:span text:style-name="T22">Ultilizar uma b</text:span><text:a xlink:type="simple" xlink:href="http://www.pdfparser.org/" text:style-name="Internet_20_link" text:visited-style-name="Visited_20_Internet_20_Link"><text:span text:style-name="T21">iblioteca </text:span></text:a><text:a xlink:type="simple" xlink:href="http://www.pdfparser.org/" text:style-name="Internet_20_link" text:visited-style-name="Visited_20_Internet_20_Link"><text:span text:style-name="T22">PHP</text:span></text:a><text:a xlink:type="simple" xlink:href="http://www.pdfparser.org/" text:style-name="Internet_20_link" text:visited-style-name="Visited_20_Internet_20_Link"><text:span text:style-name="T21"> para analisar arquivos PDF e extrair elementos </text:span></text:a><text:a xlink:type="simple" xlink:href="http://www.pdfparser.org/" text:style-name="Internet_20_link" text:visited-style-name="Visited_20_Internet_20_Link"><text:span text:style-name="T22">textuais dos dados obtidos da ANVISA</text:span></text:a><text:a xlink:type="simple" xlink:href="http://www.pdfparser.org/" text:style-name="Internet_20_link" text:visited-style-name="Visited_20_Internet_20_Link"><text:span text:style-name="T21">.</text:span></text:a></text:p>
        </text:list-item>
        <text:list-item>
          <text:p text:style-name="P53">Criação de algoritmos de busca e análise de padrões ultilizado em bulas.</text:p>
        </text:list-item>
        <text:list-item>
          <text:p text:style-name="P53">Pesquisas inteligentes para relacionamentar áspectos e índices importantes das bulas e os <text:span text:style-name="T19">sinais, sintomas, aspectos anormais, queixas, circunstâncias sociais e causas externas para ferimentos ou doenças </text:span><text:span text:style-name="T18">listados no CID.</text:span></text:p>
          <text:p text:style-name="P54"/>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
      <text:p text:style-name="P4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language="en" fo:country="US" fo:font-weight="bold" style:font-weight-asian="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cm" fo:margin-bottom="0.212cm" loext:contextual-spacing="false" fo:line-height="100%" fo:text-align="center" style:justify-single-word="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501cm" fo:margin-right="0cm" fo:margin-top="0cm" fo:margin-bottom="0.423cm" loext:contextual-spacing="false" fo:text-indent="-1.501cm" style:auto-text-indent="fals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false" fo:text-indent="0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text-transform="uppercase" fo:font-weight="bold" style:font-weight-asian="bold"/>
    </style:style>
    <style:style style:name="Heading_20_6" style:display-name="Heading 6" style:family="paragraph" style:parent-style-name="Standard" style:next-style-name="Standard" style:default-outline-level="6" style:class="text">
      <style:paragraph-properties fo:line-height="0.459cm" fo:keep-with-next="always"/>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top="0cm" fo:margin-bottom="0.106cm" loext:contextual-spacing="false" fo:keep-with-next="always"/>
      <style:text-properties fo:font-weight="bold" style:font-weight-asian="bold"/>
    </style:style>
    <style:style style:name="Text_20_body_20_indent" style:display-name="Text body indent" style:family="paragraph" style:parent-style-name="Standard" style:class="text">
      <style:paragraph-properties fo:margin-left="0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rpo_20_de_20_texto_20_2" style:display-name="Corpo de texto 2" style:family="paragraph" style:parent-style-name="Standard">
      <style:paragraph-properties fo:line-height="100%" fo:text-align="start" style:justify-single-word="false" style:register-true="true" style:vertical-align="baseline" style:snap-to-layout-grid="false"/>
      <style:text-properties fo:text-transform="uppercase" fo:font-weight="bold" style:font-weight-asian="bold"/>
    </style:style>
    <style:style style:name="Recuo_20_de_20_corpo_20_de_20_texto_20_2" style:display-name="Recuo de corpo de texto 2" style:family="paragraph" style:parent-style-name="Standard">
      <style:paragraph-properties fo:margin-left="0cm" fo:margin-right="0cm" fo:text-indent="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8.001cm" fo:margin-right="0.25cm" fo:text-indent="0cm" style:auto-text-indent="false"/>
    </style:style>
    <style:style style:name="Corpo_20_de_20_texto_20_3" style:display-name="Corpo de texto 3" style:family="paragraph" style:parent-style-name="Standard">
      <style:paragraph-properties fo:margin-left="8.001cm" fo:margin-right="0.25cm" fo:line-height="100%" fo:text-indent="0cm" style:auto-text-indent="false"/>
    </style:style>
    <style:style style:name="Header" style:family="paragraph" style:parent-style-name="Standard" style:class="extra"/>
    <style:style style:name="Footer" style:family="paragraph" style:parent-style-name="Standard" style:class="extra"/>
    <style:style style:name="Contents_20_5" style:display-name="Contents 5" style:family="paragraph" style:parent-style-name="Standard" style:next-style-name="Standard" style:class="index">
      <style:paragraph-properties fo:margin-left="0.199cm" fo:margin-right="0.199cm" fo:text-indent="0cm" style:auto-text-indent="false"/>
      <style:text-properties fo:text-transform="uppercase" fo:font-weight="bold" style:font-weight-asian="bold"/>
    </style:style>
    <style:style style:name="Examinadora" style:family="paragraph" style:parent-style-name="Standard" style:next-style-name="Standard">
      <style:paragraph-properties fo:margin-left="7.502cm" fo:margin-right="0.25cm" fo:line-height="100%" fo:text-indent="0cm" style:auto-text-indent="false"/>
      <style:text-properties fo:font-weight="bold" style:font-weight-asian="bold"/>
    </style:style>
    <style:style style:name="Índice_20_de_20_ilustrações" style:display-name="Índice de ilustrações" style:family="paragraph" style:parent-style-name="Standard" style:next-style-name="Standard">
      <style:paragraph-properties fo:margin-left="0.199cm" fo:margin-right="0.199cm" fo:text-indent="0cm" style:auto-text-indent="false"/>
    </style:style>
    <style:style style:name="Contents_20_1" style:display-name="Contents 1" style:family="paragraph" style:parent-style-name="Standard" style:next-style-name="Standard" style:class="index">
      <style:paragraph-properties fo:margin-left="0.199cm" fo:margin-right="0.199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75cm" fo:margin-right="0.199cm" fo:text-indent="0cm" style:auto-text-indent="false"/>
    </style:style>
    <style:style style:name="Contents_20_3" style:display-name="Contents 3" style:family="paragraph" style:parent-style-name="Standard" style:next-style-name="Standard" style:class="index">
      <style:paragraph-properties fo:margin-left="1.501cm" fo:margin-right="0.199cm" fo:text-indent="0cm" style:auto-text-indent="false"/>
    </style:style>
    <style:style style:name="Contents_20_4" style:display-name="Contents 4" style:family="paragraph" style:parent-style-name="Standard" style:next-style-name="Standard" style:default-outline-level="4" style:list-style-name="" style:class="index">
      <style:paragraph-properties fo:margin-left="2.66cm" fo:margin-right="0.199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ndnote" style:family="paragraph" style:parent-style-name="Standard" style:class="extra"/>
    <style:style style:name="Footnote" style:family="paragraph" style:parent-style-name="Standard" style:class="extra"/>
    <style:style style:name="Texto_20_de_20_balão" style:display-name="Texto de balão" style:family="paragraph" style:parent-style-name="Standard">
      <style:paragraph-properties fo:line-height="100%"/>
      <style:text-properties style:font-name="Tahoma" fo:font-family="Tahoma" style:font-pitch="variable" fo:font-size="8pt" style:font-size-asian="8pt" style:font-name-complex="Tahoma" style:font-family-complex="Tahoma" style:font-pitch-complex="variable" style:font-size-complex="8pt"/>
    </style:style>
    <style:style style:name="dedicatoria" style:family="paragraph" style:parent-style-name="Heading_20_5">
      <style:paragraph-properties fo:margin-top="17.568cm" fo:margin-bottom="0cm" loext:contextual-spacing="false" fo:line-height="100%" fo:text-align="end" style:justify-single-word="false"/>
      <style:text-properties fo:font-variant="normal" fo:text-transform="none" fo:font-weight="normal" style:font-weight-asian="normal"/>
    </style:style>
    <style:style style:name="corpo_20_de_20_texto_20_4" style:display-name="corpo de texto 4" style:family="paragraph" style:parent-style-name="Text_20_body">
      <style:paragraph-properties fo:margin-top="17.568cm" fo:margin-bottom="0cm" loext:contextual-spacing="false" fo:line-height="100%" fo:text-align="end" style:justify-single-word="false"/>
    </style:style>
    <style:style style:name="Capa" style:family="paragraph" style:parent-style-name="Corpo_20_de_20_texto_20_2">
      <style:text-properties fo:font-size="16pt" style:font-size-asian="16pt"/>
    </style:style>
    <style:style style:name="Autor" style:family="paragraph" style:parent-style-name="Capa">
      <style:text-properties fo:font-size="14pt" style:font-size-asian="14pt"/>
    </style:style>
    <style:style style:name="Parágrafo_20_da_20_Lista" style:display-name="Parágrafo da Lista" style:family="paragraph" style:parent-style-name="Standard">
      <style:paragraph-properties fo:margin-left="1.27cm" fo:margin-right="0cm" fo:margin-top="0cm" fo:margin-bottom="0cm" loext:contextual-spacing="true" fo:text-indent="0cm" style:auto-text-indent="false"/>
    </style:style>
    <style:style style:name="Citação" style:family="paragraph" style:parent-style-name="Standard" style:next-style-name="Standard">
      <style:paragraph-properties fo:margin-left="4.001cm" fo:margin-right="0cm" fo:text-indent="0cm" style:auto-text-indent="false"/>
      <style:text-properties fo:color="#000000" fo:font-size="10pt" style:font-size-asian="10pt" style:font-size-complex="11pt" style:font-style-complex="italic"/>
    </style:style>
    <style:style style:name="Notas" style:family="paragraph" style:parent-style-name="Standard">
      <style:paragraph-properties fo:margin-left="2cm" fo:margin-right="0cm" fo:line-height="100%" fo:text-indent="0cm" style:auto-text-indent="false"/>
      <style:text-properties fo:font-size="9pt" style:font-size-asian="9pt"/>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properties fo:font-variant="normal" fo:text-transform="none" fo:color="#365f91"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m_20_marcadores" style:display-name="Com marcadores" style:family="paragraph" style:parent-style-name="Standard">
      <style:paragraph-properties fo:line-height="100%" style:text-autospace="none"/>
      <style:text-properties fo:font-size="11pt" style:font-name-asian="Times New Roman" style:font-family-asian="'Times New Roman'" style:font-family-generic-asian="roman" style:font-pitch-asian="variable" style:font-size-asian="11pt" style:font-size-complex="11pt"/>
    </style:style>
    <style:style style:name="Table_20_Contents" style:display-name="Table Contents" style:family="paragraph" style:parent-style-name="Standard" style:class="extra" style:master-page-name="">
      <loext:graphic-properties draw:opacity="0%"/>
      <style:paragraph-properties style:page-number="auto" style:shadow="none" text:number-lines="false" text:line-number="0">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style style:name="WW8Num11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name-complex="Symbol" style:font-family-complex="Symbol"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name-complex="Symbol" style:font-family-complex="Symbol" style:font-pitch-complex="variable"/>
    </style:style>
    <style:style style:name="WW8NumSt27z0" style:family="text">
      <style:text-properties style:font-name="Symbol" fo:font-family="Symbol" style:font-pitch="variable" style:font-name-complex="Symbol" style:font-family-complex="Symbol" style:font-pitch-complex="variable"/>
    </style:style>
    <style:style style:name="Fonte_20_parág._20_padrão" style:display-name="Fonte parág. padrão" style:family="text"/>
    <style:style style:name="Page_20_Number" style:display-name="Page Number"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0% 100%"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Citação_20_Char" style:display-name="Citação Char" style:family="text">
      <style:text-properties fo:color="#000000" style:font-size-complex="11pt" style:font-style-complex="italic"/>
    </style:style>
    <style:style style:name="st" style:family="text" style:parent-style-name="Fonte_20_parág._20_padrão"/>
    <style:style style:name="Texto_20_do_20_Espaço_20_Reservado" style:display-name="Texto do Espaço Reservado" style:family="text">
      <style:text-properties fo:color="#808080"/>
    </style:style>
    <style:style style:name="Numbering_20_Symbols" style:display-name="Numbering Symbols" style:family="text">
      <style:text-properties style:font-name="ARIAL" fo:font-family="ARIAL" style:font-family-generic="swiss"/>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format="1">
        <style:list-level-properties text:list-level-position-and-space-mode="label-alignment">
          <style:list-level-label-alignment text:label-followed-by="listtab" text:list-tab-stop-position="0.635cm"/>
        </style:list-level-properties>
      </text:outline-level-style>
      <text:outline-level-style text:level="2" text:style-name="WW8Num21z0" style:num-format="1" text:display-levels="2">
        <style:list-level-properties text:list-level-position-and-space-mode="label-alignment">
          <style:list-level-label-alignment text:label-followed-by="space" fo:margin-left="2.002cm"/>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i">
        <style:list-level-properties text:list-level-position-and-space-mode="label-alignment" fo:text-align="end">
          <style:list-level-label-alignment text:label-followed-by="listtab" text:list-tab-stop-position="1.245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WW8Num18z1" style:num-suffix="."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21z0" style:num-format="1" text:display-levels="2">
        <style:list-level-properties text:list-level-position-and-space-mode="label-alignment">
          <style:list-level-label-alignment text:label-followed-by="space" fo:margin-left="2.002cm"/>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space"/>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style:page-layout style:name="Mpm1">
      <style:page-layout-properties fo:page-width="21.001cm" fo:page-height="29.7cm" style:num-format="i"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master-page style:name="Converter_20_1" style:display-name="Converter 1" style:page-layout-name="Mpm1"/>
    <style:master-page style:name="Converter_20_2" style:display-name="Converter 2" style:page-layout-name="Mpm2">
      <style:header>
        <text:p text:style-name="MP1"><draw:frame draw:style-name="Mfr1" draw:name="Quadro2" text:anchor-type="paragraph" svg:y="0.002cm" draw:z-index="4"><draw:text-box fo:min-height="0.527cm" fo:min-width="0.041cm"><text:p text:style-name="Header"><text:span text:style-name="Page_20_Number"><text:page-number text:select-page="current">8</text:page-number></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Projeto de Graduação - Engenharia Elétrica</dc:title>
    <meta:initial-creator>Prof. Paulo J. M. Menegáz</meta:initial-creator>
    <meta:creation-date>2014-02-03T16:04:00</meta:creation-date>
    <dc:date>2017-04-10T11:03:30.973538150</dc:date>
    <meta:print-date>2001-04-06T13:43:00</meta:print-date>
    <meta:editing-cycles>75</meta:editing-cycles>
    <meta:editing-duration>PT5H22M33S</meta:editing-duration>
    <meta:generator>LibreOffice/5.1.6.2$Linux_X86_64 LibreOffice_project/10m0$Build-2</meta:generator>
    <meta:document-statistic meta:table-count="0" meta:image-count="0" meta:object-count="0" meta:page-count="10" meta:paragraph-count="62" meta:word-count="1213" meta:character-count="8218" meta:non-whitespace-character-count="7062"/>
  </office:meta>
</office:document-meta>
</file>